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5291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1.0161in"/>
    </style:style>
    <style:style style:name="co9" style:family="table-column">
      <style:table-column-properties fo:break-before="auto" style:column-width="1.4854in"/>
    </style:style>
    <style:style style:name="co10" style:family="table-column">
      <style:table-column-properties fo:break-before="auto" style:column-width="3.1134in"/>
    </style:style>
    <style:style style:name="co11" style:family="table-column">
      <style:table-column-properties fo:break-before="auto" style:column-width="2.2283in"/>
    </style:style>
    <style:style style:name="co12" style:family="table-column">
      <style:table-column-properties fo:break-before="auto" style:column-width="0.8083in"/>
    </style:style>
    <style:style style:name="co13" style:family="table-column">
      <style:table-column-properties fo:break-before="auto" style:column-width="0.6134in"/>
    </style:style>
    <style:style style:name="co14" style:family="table-column">
      <style:table-column-properties fo:break-before="auto" style:column-width="0.8173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0.4909in"/>
    </style:style>
    <style:style style:name="co17" style:family="table-column">
      <style:table-column-properties fo:break-before="auto" style:column-width="1.9882in"/>
    </style:style>
    <style:style style:name="co18" style:family="table-column">
      <style:table-column-properties fo:break-before="auto" style:column-width="1.0374in"/>
    </style:style>
    <style:style style:name="co19" style:family="table-column">
      <style:table-column-properties fo:break-before="auto" style:column-width="2.1626in"/>
    </style:style>
    <style:style style:name="co20" style:family="table-column">
      <style:table-column-properties fo:break-before="auto" style:column-width="1.922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1.5437in" fo:break-before="auto" style:use-optimal-row-height="false"/>
    </style:style>
    <style:style style:name="ro5" style:family="table-row">
      <style:table-row-properties style:row-height="1.8756in" fo:break-before="auto" style:use-optimal-row-height="false"/>
    </style:style>
    <style:style style:name="ro6" style:family="table-row">
      <style:table-row-properties style:row-height="2.1972in" fo:break-before="auto" style:use-optimal-row-height="true"/>
    </style:style>
    <style:style style:name="ro7" style:family="table-row">
      <style:table-row-properties style:row-height="2.2181in" fo:break-before="auto" style:use-optimal-row-height="false"/>
    </style:style>
    <style:style style:name="ro8" style:family="table-row">
      <style:table-row-properties style:row-height="2.1244in" fo:break-before="auto" style:use-optimal-row-height="false"/>
    </style:style>
    <style:style style:name="ro9" style:family="table-row">
      <style:table-row-properties style:row-height="3.6791in" fo:break-before="auto" style:use-optimal-row-height="false"/>
    </style:style>
    <style:style style:name="ro10" style:family="table-row">
      <style:table-row-properties style:row-height="3.1299in" fo:break-before="auto" style:use-optimal-row-height="true"/>
    </style:style>
    <style:style style:name="ro11" style:family="table-row">
      <style:table-row-properties style:row-height="1.8862in" fo:break-before="auto" style:use-optimal-row-height="false"/>
    </style:style>
    <style:style style:name="ro12" style:family="table-row">
      <style:table-row-properties style:row-height="1.7307in" fo:break-before="auto" style:use-optimal-row-height="true"/>
    </style:style>
    <style:style style:name="ro13" style:family="table-row">
      <style:table-row-properties style:row-height="1.1091in" fo:break-before="auto" style:use-optimal-row-height="true"/>
    </style:style>
    <style:style style:name="ro14" style:family="table-row">
      <style:table-row-properties style:row-height="1.4193in" fo:break-before="auto" style:use-optimal-row-height="true"/>
    </style:style>
    <style:style style:name="ro15" style:family="table-row">
      <style:table-row-properties style:row-height="1.648in" fo:break-before="auto" style:use-optimal-row-height="false"/>
    </style:style>
    <style:style style:name="ro16" style:family="table-row">
      <style:table-row-properties style:row-height="1.3366in" fo:break-before="auto" style:use-optimal-row-height="fals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8654in" fo:break-before="auto" style:use-optimal-row-height="false"/>
    </style:style>
    <style:style style:name="ro19" style:family="table-row">
      <style:table-row-properties style:row-height="1.6992in" fo:break-before="auto" style:use-optimal-row-height="false"/>
    </style:style>
    <style:style style:name="ro20" style:family="table-row">
      <style:table-row-properties style:row-height="2.2075in" fo:break-before="auto" style:use-optimal-row-height="false"/>
    </style:style>
    <style:style style:name="ro21" style:family="table-row">
      <style:table-row-properties style:row-height="1.0673in" fo:break-before="auto" style:use-optimal-row-height="false"/>
    </style:style>
    <style:style style:name="ro22" style:family="table-row">
      <style:table-row-properties style:row-height="2.9535in" fo:break-before="auto" style:use-optimal-row-height="false"/>
    </style:style>
    <style:style style:name="ro23" style:family="table-row">
      <style:table-row-properties style:row-height="2.6945in" fo:break-before="auto" style:use-optimal-row-height="false"/>
    </style:style>
    <style:style style:name="ro24" style:family="table-row">
      <style:table-row-properties style:row-height="0.6634in" fo:break-before="auto" style:use-optimal-row-height="false"/>
    </style:style>
    <style:style style:name="ro25" style:family="table-row">
      <style:table-row-properties style:row-height="3.0055in" fo:break-before="auto" style:use-optimal-row-height="false"/>
    </style:style>
    <style:style style:name="ro26" style:family="table-row">
      <style:table-row-properties style:row-height="3.078in" fo:break-before="auto" style:use-optimal-row-height="false"/>
    </style:style>
    <style:style style:name="ro27" style:family="table-row">
      <style:table-row-properties style:row-height="3.7516in" fo:break-before="auto" style:use-optimal-row-height="true"/>
    </style:style>
    <style:style style:name="ro28" style:family="table-row">
      <style:table-row-properties style:row-height="2.0728in" fo:break-before="auto" style:use-optimal-row-height="false"/>
    </style:style>
    <style:style style:name="ro29" style:family="table-row">
      <style:table-row-properties style:row-height="1.8134in" fo:break-before="auto" style:use-optimal-row-height="false"/>
    </style:style>
    <style:style style:name="ro30" style:family="table-row">
      <style:table-row-properties style:row-height="1.7307in" fo:break-before="auto" style:use-optimal-row-height="false"/>
    </style:style>
    <style:style style:name="ro31" style:family="table-row">
      <style:table-row-properties style:row-height="1.3984in" fo:break-before="auto" style:use-optimal-row-height="false"/>
    </style:style>
    <style:style style:name="ro32" style:family="table-row">
      <style:table-row-properties style:row-height="2.9327in" fo:break-before="auto" style:use-optimal-row-height="false"/>
    </style:style>
    <style:style style:name="ro33" style:family="table-row">
      <style:table-row-properties style:row-height="2.2693in" fo:break-before="auto" style:use-optimal-row-height="false"/>
    </style:style>
    <style:style style:name="ro34" style:family="table-row">
      <style:table-row-properties style:row-height="1.078in" fo:break-before="auto" style:use-optimal-row-height="false"/>
    </style:style>
    <style:style style:name="ro35" style:family="table-row">
      <style:table-row-properties style:row-height="0.4244in" fo:break-before="auto" style:use-optimal-row-height="false"/>
    </style:style>
    <style:style style:name="ro36" style:family="table-row">
      <style:table-row-properties style:row-height="0.922in" fo:break-before="auto" style:use-optimal-row-height="false"/>
    </style:style>
    <style:style style:name="ro37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DataPilot_20_Category">
      <style:table-cell-properties fo:border-bottom="0.028in solid #000000" fo:border-left="0.028in solid #000000" fo:border-right="0.0138in solid #000000" fo:border-top="0.0138in solid #000000"/>
    </style:style>
    <style:style style:name="ce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start" fo:margin-left="0in"/>
      <style:text-properties fo:font-weight="normal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10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11" style:family="table-cell" style:parent-style-name="DataPilot_20_Value">
      <style:table-cell-properties fo:border-bottom="0.028in solid #000000" fo:border-left="0.0138in solid #000000" fo:border-right="0.028in solid #000000" fo:border-top="0.0138in solid #000000"/>
    </style:style>
    <style:style style:name="ce1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14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font-weight="normal"/>
    </style:style>
    <style:style style:name="ce1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weight="bold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font-weight="normal"/>
    </style:style>
    <style:style style:name="ce20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"/>
    </style:style>
    <style:style style:name="ce24" style:family="table-cell" style:parent-style-name="Default" style:data-style-name="N100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ce26" style:family="table-cell" style:parent-style-name="Default">
      <style:table-cell-properties fo:wrap-option="wrap" fo:border="0.0008in solid #000000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9" style:family="table-cell" style:parent-style-name="Default">
      <style:text-properties fo:font-weight="bold"/>
    </style:style>
    <style:style style:name="ce30" style:family="table-cell" style:parent-style-name="Default">
      <style:text-properties fo:font-weight="normal"/>
    </style:style>
    <style:style style:name="ce31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32" style:family="table-cell" style:parent-style-name="Default">
      <style:table-cell-properties fo:background-color="#c0c0c0" fo:border="0.0008in solid #000000"/>
      <style:text-properties fo:font-weight="bold"/>
    </style:style>
    <style:style style:name="gr1" style:family="graphic">
      <style:graphic-properties draw:marker-start="Extrémité_20_de_20_lign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/>
    </style:style>
    <style:style style:name="T3" style:family="text">
      <style:text-properties fo:font-weight="bold"/>
    </style:style>
    <style:style style:name="T4" style:family="text">
      <style:text-properties fo:font-weight="normal"/>
    </style:style>
    <style:style style:name="T5" style:family="text">
      <style:text-properties fo:language="en" fo:country="US"/>
    </style:style>
    <style:style style:name="T6" style:family="text">
      <style:text-properties style:font-name="Arial" fo:font-weight="normal" style:font-name-asian="Lucida Sans Unicode" style:font-weight-asian="normal" style:font-name-complex="Tahoma" style:font-weight-complex="normal"/>
    </style:style>
    <style:style style:name="T7" style:family="text">
      <style:text-properties style:font-name="Arial" fo:font-weight="bold" style:font-name-asian="Lucida Sans Unicode" style:font-weight-asian="bold" style:font-name-complex="Tahoma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" style:font-name-asian="Lucida Sans Unicode" style:font-name-complex="Tahoma"/>
    </style:style>
    <style:style style:name="T10" style:family="text">
      <style:text-properties style:font-name="Arial" fo:font-weight="bold" style:font-name-asian="Lucida Sans Unicode" style:font-name-complex="Tahoma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font-name="Arial" style:text-underline-style="none" fo:font-weight="normal" style:font-name-asian="Lucida Sans Unicode" style:font-weight-asian="normal" style:font-name-complex="Tahoma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normal" style:font-name-complex="Tahoma" style:font-weight-complex="normal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"/>
    </style:style>
    <style:style style:name="T18" style:family="text">
      <style:text-properties style:font-name="Arial" fo:font-size="10pt" style:font-size-asian="10pt" style:font-size-complex="10pt"/>
    </style:style>
    <style:style style:name="T19" style:family="text">
      <style:text-properties fo:font-size="12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WCM_SniffTests.G2"/>
      </table:content-validations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Web Content Management 2.0 Sniff tests (based on v2.0.0-Beta02)</text:p>
            <text:p><text:span text:style-name="T2">Total time: <text:s/>1d</text:span></text:p>
            <text:p><text:span text:style-name="T2"/></text:p>
          </table:table-cell>
          <table:covered-table-cell table:style-name="Default"/>
          <table:covered-table-cell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9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10"/>
          <table:table-cell table:number-columns-repeated="4"/>
        </table:table-row>
        <table:table-row table:style-name="ro2">
          <table:table-cell/>
          <table:table-cell table:style-name="ce6" office:value-type="string">
            <text:p>(empty)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7" office:value-type="string">
            <text:p>Passed</text:p>
          </table:table-cell>
          <table:table-cell table:style-name="ce12" table:formula="of:=COUNTIF([WCM_SniffTests.$G$2:.$G$991]; &quot;Passed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>
            <text:p>Blocked</text:p>
          </table:table-cell>
          <table:table-cell table:style-name="ce12" table:formula="of:=COUNTIF([WCM_SniffTests.$G$2:.$G$991]; &quot;Blocked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>
            <text:p>Failed</text:p>
          </table:table-cell>
          <table:table-cell table:style-name="ce12" table:formula="of:=COUNTIF([WCM_SniffTests.$G$2:.$G$991]; &quot;Failed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>
            <text:p>N/A</text:p>
          </table:table-cell>
          <table:table-cell table:style-name="ce12" table:formula="of:=COUNTIF([WCM_SniffTests.$G$2:.$G$991]; &quot;N/A)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Total test case</text:p>
          </table:table-cell>
          <table:table-cell table:style-name="ce13" table:formula="of:=SUM([.C17:.C21])" office:value-type="float" office:value="0">
            <text:p>0</text:p>
          </table:table-cell>
          <table:table-cell table:number-columns-repeated="4"/>
        </table:table-row>
      </table:table>
      <table:table table:name="WCM_SniffTests" table:style-name="ta1" table:print="false">
        <office:forms form:automatic-focus="false" form:apply-design-mode="false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" table:number-columns-repeated="1013" table:default-cell-style-name="ce17"/>
        <table:table-row table:style-name="ro3">
          <table:table-cell table:style-name="ce14" office:value-type="string">
            <text:p>Category</text:p>
          </table:table-cell>
          <table:table-cell table:style-name="ce18" office:value-type="string">
            <text:p>Group function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Checks list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Expected Result</text:p>
          </table:table-cell>
          <table:table-cell table:style-name="ce18" office:value-type="string">
            <text:p>Test Result</text:p>
          </table:table-cell>
          <table:table-cell table:style-name="ce18" office:value-type="string">
            <text:p>JIRA Issue</text:p>
          </table:table-cell>
          <table:table-cell table:style-name="ce18" office:value-type="string">
            <text:p>Comment</text:p>
          </table:table-cell>
          <table:table-cell table:style-name="ce18" office:value-type="string">
            <office:annotation draw:style-name="gr1" draw:text-style-name="P1" svg:width="1.1346in" svg:height="0.3902in" svg:x="14.3189in" svg:y="0in" draw:caption-point-x="-1.9098in" draw:caption-point-y="0.0039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18" office:value-type="string">
            <text:p>Tester</text:p>
          </table:table-cell>
          <table:table-cell table:style-name="ce27" table:number-columns-repeated="245"/>
          <table:table-cell table:number-columns-repeated="768"/>
        </table:table-row>
        <table:table-row table:style-name="ro4">
          <table:table-cell table:style-name="ce15" office:value-type="string">
            <text:p>W3C</text:p>
          </table:table-cell>
          <table:table-cell table:style-name="ce15" office:value-type="string">
            <text:p>W3C</text:p>
          </table:table-cell>
          <table:table-cell table:style-name="ce19" office:value-type="string">
            <text:p>SNF_WCM_01</text:p>
          </table:table-cell>
          <table:table-cell table:style-name="ce21" office:value-type="string">
            <text:p>WC3 check for pages in public</text:p>
          </table:table-cell>
          <table:table-cell table:style-name="ce21" office:value-type="string">
            <text:p>- Access to <text:s/><text:span text:style-name="T3">http://validato</text:span><text:span text:style-name="T3">r.w3.org</text:span> website to validate source code of navigation on public.</text:p>
            <text:p>- Select one in three tabs (Validate by URI, Validate by File Upload, Validate by Direct Input). E.g: select Validate by Direct Input tab</text:p>
            <text:p>- Copy/paste html source of acme site in Enter the Markup to validate field, then click [<text:span text:style-name="T3">Check</text:span>] button</text:p>
          </table:table-cell>
          <table:table-cell table:style-name="ce21" office:value-type="string">
            <text:p>No broken error</text:p>
          </table:table-cell>
          <table:table-cell table:style-name="ce24" table:content-validation-name="val1"/>
          <table:table-cell table:style-name="ce25" table:number-columns-repeated="2"/>
          <table:table-cell table:style-name="ce25" office:value-type="string">
            <text:p>Low</text:p>
          </table:table-cell>
          <table:table-cell table:style-name="ce24"/>
          <table:table-cell table:style-name="ce28" table:number-columns-repeated="244"/>
          <table:table-cell table:number-columns-repeated="769"/>
        </table:table-row>
        <table:table-row table:style-name="ro5">
          <table:table-cell table:style-name="ce15" office:value-type="string">
            <text:p>WCM </text:p>
          </table:table-cell>
          <table:table-cell table:style-name="ce16" office:value-type="string">
            <text:p>Single Content Viewer</text:p>
          </table:table-cell>
          <table:table-cell table:style-name="ce19" office:value-type="string">
            <text:p>SNF_WCM_02</text:p>
          </table:table-cell>
          <table:table-cell table:style-name="ce21" office:value-type="string">
            <text:p>Add &amp; view new added content in Single content viewer in an existing page</text:p>
          </table:table-cell>
          <table:table-cell table:style-name="ce21" office:value-type="string">
            <text:p>- Login acme site by Amin/web contributor </text:p>
            <text:p>- Select a page in this site</text:p>
            <text:p>- Select <text:span text:style-name="T3">Site </text:span><text:span text:style-name="T3">Editor/Edit </text:span><text:span text:style-name="T3">page</text:span></text:p>
            <text:p><text:span text:style-name="T3">- </text:span><text:span text:style-name="T4">Drag and </text:span><text:span text:style-name="T4">drop Content </text:span><text:span text:style-name="T4">Detail portlet to </text:span><text:span text:style-name="T4">this site</text:span></text:p>
            <text:p><text:span text:style-name="T4">- Click Edit </text:span><text:span text:style-name="T4">icon to edit this </text:span><text:span text:style-name="T4">porlet</text:span></text:p>
            <text:p>- Choose <text:span text:style-name="T3">Create new </text:span><text:span text:style-name="T3">content</text:span> option</text:p>
            <text:p>- Input Title then click [<text:span text:style-name="T3">Save</text:span>] button</text:p>
            <text:p>- Input valid content in Main Content, Illustration and <text:span text:style-name="T5">Advanced</text:span> tabs</text:p>
            <text:p>- Click [<text:span text:style-name="T3">Save </text:span><text:span text:style-name="T3">Draft</text:span>] or [<text:span text:style-name="T3">Fast </text:span><text:span text:style-name="T3">Publish</text:span>] button</text:p>
          </table:table-cell>
          <table:table-cell table:style-name="ce21" office:value-type="string">
            <text:p>New content is added to the selected page. </text:p>
            <text:p>Its status is Draft if clicking [<text:span text:style-name="T3">Save Draft</text:span>] button or be Published if clicking [<text:span text:style-name="T3">Fast</text:span> <text:span text:style-name="T3">Publish</text:span>] button</text:p>
          </table:table-cell>
          <table:table-cell table:style-name="ce24" table:content-validation-name="val1"/>
          <table:table-cell table:style-name="ce25" table:number-columns-repeated="2"/>
          <table:table-cell table:style-name="ce25" office:value-type="string">
            <text:p>High</text:p>
          </table:table-cell>
          <table:table-cell table:style-name="ce24"/>
          <table:table-cell table:style-name="ce28" table:number-columns-repeated="244"/>
          <table:table-cell table:number-columns-repeated="769"/>
        </table:table-row>
        <table:table-row table:style-name="ro6">
          <table:table-cell table:style-name="ce16" office:value-type="string">
            <text:p>WCM </text:p>
          </table:table-cell>
          <table:table-cell table:style-name="ce16" office:value-type="string">
            <text:p>Single Content Viewer</text:p>
          </table:table-cell>
          <table:table-cell table:style-name="ce19" office:value-type="string">
            <text:p>SNF_WCM_03</text:p>
          </table:table-cell>
          <table:table-cell table:style-name="ce21" office:value-type="string">
            <text:p>Add &amp; view new added content in Single content viewer in new page</text:p>
          </table:table-cell>
          <table:table-cell table:style-name="ce21" office:value-type="string">
            <text:p>- Login acme site by Admin/web contributor</text:p>
            <text:p>- Select <text:span text:style-name="T3">Site </text:span><text:span text:style-name="T3">editor/Add </text:span><text:span text:style-name="T3">new page </text:span>to create new page. </text:p>
            <text:p>- Select page node before inputing Node Name and Display Name then click [<text:span text:style-name="T3">Next</text:span>] button</text:p>
            <text:p>- Select a page layout template, click Next button</text:p>
            <text:p><text:span text:style-name="T3">- </text:span><text:span text:style-name="T4">Drag and </text:span><text:span text:style-name="T4">drop Content </text:span><text:span text:style-name="T4">Detail portlet to </text:span><text:span text:style-name="T4">this site</text:span></text:p>
            <text:p><text:span text:style-name="T4">- Click Edit </text:span><text:span text:style-name="T4">icon to edit this </text:span><text:span text:style-name="T4">porlet</text:span></text:p>
            <text:p>- Choose <text:span text:style-name="T3">Create new </text:span><text:span text:style-name="T3">content</text:span> option</text:p>
            <text:p>- Input Title then click [<text:span text:style-name="T3">Save</text:span>] button</text:p>
            <text:p>- Input valid content in Main Content, Illustration and <text:span text:style-name="T5">Advanced</text:span> tabs</text:p>
            <text:p>- Click [<text:span text:style-name="T3">Save </text:span><text:span text:style-name="T3">Draft</text:span>] or [<text:span text:style-name="T3">Fast </text:span><text:span text:style-name="T3">Publish</text:span>] button</text:p>
          </table:table-cell>
          <table:table-cell table:style-name="ce21" office:value-type="string">
            <text:p>Adding new content successfully &amp; it is displayed in Single Content Viewer page</text:p>
            <text:p>This content has Draft status if clicking [<text:span text:style-name="T3">Save </text:span><text:span text:style-name="T3">Draft</text:span>] or just after saving Title and closing.</text:p>
            <text:p>Its status is Published if clicking [<text:span text:style-name="T3">Fast </text:span><text:span text:style-name="T3">Publish</text:span>]</text:p>
          </table:table-cell>
          <table:table-cell table:style-name="ce24" table:content-validation-name="val1"/>
          <table:table-cell table:style-name="ce26" table:number-columns-repeated="2"/>
          <table:table-cell table:style-name="ce26" office:value-type="string">
            <text:p>High</text:p>
          </table:table-cell>
          <table:table-cell table:style-name="ce24"/>
          <table:table-cell table:number-columns-repeated="1013"/>
        </table:table-row>
        <table:table-row table:style-name="ro7">
          <table:table-cell table:style-name="ce16" office:value-type="string">
            <text:p>WCM </text:p>
          </table:table-cell>
          <table:table-cell table:style-name="ce16" office:value-type="string">
            <text:p>Single Content Viewer</text:p>
          </table:table-cell>
          <table:table-cell table:style-name="ce19" office:value-type="string">
            <text:p>SNF_WCM_04</text:p>
          </table:table-cell>
          <table:table-cell table:style-name="ce21" office:value-type="string">
            <text:p>View existing web content/document by Single Content Viewer in existing page</text:p>
          </table:table-cell>
          <table:table-cell table:style-name="ce21" office:value-type="string">
            <text:p>- Login acme site by Admin/Web contributor</text:p>
            <text:p>- Add some web contents in <text:span text:style-name="T3">Site </text:span><text:span text:style-name="T3">Explorer/Sites </text:span><text:span text:style-name="T3">Management/</text:span><text:span text:style-name="T3">acme/web </text:span><text:span text:style-name="T3">contents </text:span><text:span text:style-name="T3">(or </text:span><text:span text:style-name="T3">/documents)</text:span> by clicking [<text:span text:style-name="T3">Add </text:span><text:span text:style-name="T3">Document</text:span>] in the action bar</text:p>
            <text:p>- Return acme site and select a page</text:p>
            <text:p>- Select <text:span text:style-name="T3">Site </text:span><text:span text:style-name="T3">Editor/Edit </text:span><text:span text:style-name="T3">page</text:span></text:p>
            <text:p><text:span text:style-name="T3">- </text:span><text:span text:style-name="T4">Drag and </text:span><text:span text:style-name="T4">drop Content </text:span><text:span text:style-name="T4">Detail portlet to </text:span><text:span text:style-name="T4">this site</text:span></text:p>
            <text:p><text:span text:style-name="T4">- Click Edit </text:span><text:span text:style-name="T4">icon to edit this </text:span><text:span text:style-name="T4">porlet</text:span></text:p>
            <text:p>- Choose <text:span text:style-name="T3">Select a </text:span><text:span text:style-name="T3">content</text:span> option</text:p>
            <text:p>- Select path where stores these web contents</text:p>
            <text:p>- Click icon in Action column in the right to select one of them</text:p>
          </table:table-cell>
          <table:table-cell table:style-name="ce21" office:value-type="string">
            <text:p>The selected web content/document is viewed in Single Content Viewer portlet in the selected page</text:p>
          </table:table-cell>
          <table:table-cell table:style-name="ce24" table:content-validation-name="val1"/>
          <table:table-cell table:style-name="ce21" table:number-columns-repeated="2"/>
          <table:table-cell office:value-type="string">
            <text:p>High</text:p>
          </table:table-cell>
          <table:table-cell table:style-name="ce24"/>
          <table:table-cell table:number-columns-repeated="1013"/>
        </table:table-row>
        <table:table-row table:style-name="ro8">
          <table:table-cell table:style-name="ce16" office:value-type="string">
            <text:p>WCM </text:p>
          </table:table-cell>
          <table:table-cell table:style-name="ce16" office:value-type="string">
            <text:p>Single Content Viewer</text:p>
          </table:table-cell>
          <table:table-cell table:style-name="ce19" office:value-type="string">
            <text:p>SNF_WCM_05</text:p>
          </table:table-cell>
          <table:table-cell table:style-name="ce21" office:value-type="string">
            <text:p>View existing web content/document by Single Content Viewer in new page</text:p>
          </table:table-cell>
          <table:table-cell table:style-name="ce21" office:value-type="string">
            <text:p>- Login acme by Admin/Web contributor</text:p>
            <text:p><text:span text:style-name="T6">- Add some </text:span><text:span text:style-name="T6">web contents </text:span><text:span text:style-name="T6">in </text:span><text:span text:style-name="T7">Site </text:span><text:span text:style-name="T7">Explorer/Sites </text:span><text:span text:style-name="T7">Management/</text:span><text:span text:style-name="T7">acme/web </text:span><text:span text:style-name="T7">contents </text:span><text:span text:style-name="T7">(or </text:span><text:span text:style-name="T7">/documents)</text:span><text:span text:style-name="T6"> </text:span><text:span text:style-name="T6">by clicking </text:span><text:span text:style-name="T7">[Add </text:span><text:span text:style-name="T7">Document]</text:span><text:span text:style-name="T6"> in </text:span><text:span text:style-name="T6">the action bar</text:span></text:p>
            <text:p>- Return acme site</text:p>
            <text:p>- Choose <text:span text:style-name="T3">Site </text:span><text:span text:style-name="T3">Editor/Create </text:span><text:span text:style-name="T3">new page</text:span></text:p>
            <text:p><text:span text:style-name="T3">- </text:span><text:span text:style-name="T4">Drag and </text:span><text:span text:style-name="T4">drop Content </text:span><text:span text:style-name="T4">Detail portlet to </text:span><text:span text:style-name="T4">this site</text:span></text:p>
            <text:p><text:span text:style-name="T4">- Click Edit </text:span><text:span text:style-name="T4">icon to edit this </text:span><text:span text:style-name="T4">porlet</text:span></text:p>
            <text:p>- Choose <text:span text:style-name="T3">Select a </text:span><text:span text:style-name="T3">content</text:span> option </text:p>
            <text:p>- Select path where stores these web contents/documents</text:p>
            <text:p>- Click icon in Action column in the right to select one of them</text:p>
          </table:table-cell>
          <table:table-cell table:style-name="ce21" office:value-type="string">
            <text:p>The selected web content/document is viewed in Single Content Viewer portlet in the new page</text:p>
          </table:table-cell>
          <table:table-cell table:style-name="ce24" table:content-validation-name="val1"/>
          <table:table-cell table:style-name="ce21" table:number-columns-repeated="2"/>
          <table:table-cell table:style-name="ce26" office:value-type="string">
            <text:p>High</text:p>
          </table:table-cell>
          <table:table-cell table:style-name="ce24"/>
          <table:table-cell table:number-columns-repeated="1013"/>
        </table:table-row>
        <table:table-row table:style-name="ro9">
          <table:table-cell table:style-name="ce16" office:value-type="string">
            <text:p>WCM </text:p>
          </table:table-cell>
          <table:table-cell table:style-name="ce16" office:value-type="string">
            <text:p>Content List Viewer</text:p>
          </table:table-cell>
          <table:table-cell table:style-name="ce19" office:value-type="string">
            <text:p>SNF_WCM_06</text:p>
          </table:table-cell>
          <table:table-cell table:style-name="ce21" office:value-type="string">
            <text:p>View list of web contents/documents using 'by folder' <text:s/>option when add new page having Content list viewer layout</text:p>
          </table:table-cell>
          <table:table-cell table:style-name="ce21" office:value-type="string">
            <text:p>- Login acme by admin/web contributor</text:p>
            <text:p>- Add some web contents in <text:span text:style-name="T8">Site </text:span><text:span text:style-name="T8">Explorer/Sites </text:span><text:span text:style-name="T8">Management/</text:span><text:span text:style-name="T8">acme/web </text:span><text:span text:style-name="T8">contents</text:span></text:p>
            <text:p>- Select <text:span text:style-name="T8">Site </text:span><text:span text:style-name="T8">editor/Add </text:span><text:span text:style-name="T8">new page</text:span> to create new page. </text:p>
            <text:p>- Select page node before inputing Node Name and Display Name then click [<text:span text:style-name="T3">Next</text:span>] button</text:p>
            <text:p>- Select a page layout template</text:p>
            <text:p>- Click [<text:span text:style-name="T3">Next</text:span>] button</text:p>
            <text:p>- Choose a Content list viewer portlet by drag and drop from page editor</text:p>
            <text:p>- Click edit portlet icon of this Content list viewer portlet</text:p>
            <text:p>- Choose <text:span text:style-name="T3">by </text:span><text:span text:style-name="T3">folder</text:span> option</text:p>
            <text:p>- Click [<text:span text:style-name="T3">Select </text:span><text:span text:style-name="T3">folder path</text:span>] icon to select <text:span text:style-name="T3">web contents </text:span><text:span text:style-name="T3">(or </text:span><text:span text:style-name="T3">documents)</text:span> folder in acme </text:p>
            <text:p>- Click [<text:span text:style-name="T3">Save</text:span>] button in Content list viewer configuration form</text:p>
            <text:p>- Click [Save button in add new page form</text:p>
          </table:table-cell>
          <table:table-cell table:style-name="ce21" office:value-type="string">
            <text:p>- All web contents/documents in selected folder are listed in Content List Viewer portlet in this page</text:p>
          </table:table-cell>
          <table:table-cell table:style-name="ce24" table:content-validation-name="val1"/>
          <table:table-cell table:style-name="ce26" table:number-columns-repeated="2"/>
          <table:table-cell table:style-name="ce26" office:value-type="string">
            <text:p>High</text:p>
          </table:table-cell>
          <table:table-cell table:style-name="ce24"/>
          <table:table-cell table:number-columns-repeated="1013"/>
        </table:table-row>
        <table:table-row table:style-name="ro10">
          <table:table-cell table:style-name="ce16" office:value-type="string">
            <text:p>WCM </text:p>
          </table:table-cell>
          <table:table-cell table:style-name="ce16" office:value-type="string">
            <text:p>Content List Viewer</text:p>
          </table:table-cell>
          <table:table-cell table:style-name="ce19" office:value-type="string">
            <text:p>SNF_WCM_07</text:p>
          </table:table-cell>
          <table:table-cell table:style-name="ce21" office:value-type="string">
            <text:p>View list of web contents/documents using ' <text:span text:style-name="T3">by contents</text:span>' <text:s/>option when add new page having Content list viewer layout</text:p>
          </table:table-cell>
          <table:table-cell table:style-name="ce21" office:value-type="string">
            <text:p>- Login acme by admin/web contributor</text:p>
            <text:p>- Add some web contents in <text:span text:style-name="T3">Site </text:span><text:span text:style-name="T3">Explorer/Sites </text:span><text:span text:style-name="T3">Management/</text:span><text:span text:style-name="T3">acme/web </text:span><text:span text:style-name="T3">contents</text:span></text:p>
            <text:p><text:span text:style-name="T9">- Select </text:span><text:span text:style-name="T7">Site </text:span><text:span text:style-name="T7">editor/Add </text:span><text:span text:style-name="T7">new page</text:span><text:span text:style-name="T9"> to </text:span><text:span text:style-name="T9">create new </text:span><text:span text:style-name="T9">page. </text:span></text:p>
            <text:p><text:span text:style-name="T9">- Select page </text:span><text:span text:style-name="T9">node before </text:span><text:span text:style-name="T9">inputing Node </text:span><text:span text:style-name="T9">Name and </text:span><text:span text:style-name="T9">Display Name </text:span><text:span text:style-name="T9">then click </text:span><text:span text:style-name="T9">[</text:span><text:span text:style-name="T10">Next</text:span><text:span text:style-name="T9">] button</text:span></text:p>
            <text:p><text:span text:style-name="T9">- Select a page </text:span><text:span text:style-name="T9">layout template</text:span></text:p>
            <text:p><text:span text:style-name="T9">- Click [</text:span><text:span text:style-name="T10">Next</text:span><text:span text:style-name="T9">] </text:span><text:span text:style-name="T9">button</text:span></text:p>
            <text:p><text:span text:style-name="T9">- Choose a </text:span><text:span text:style-name="T9">Content list </text:span><text:span text:style-name="T9">viewer portlet </text:span><text:span text:style-name="T9">by drag and </text:span><text:span text:style-name="T9">drop from page </text:span><text:span text:style-name="T9">editor</text:span></text:p>
            <text:p><text:span text:style-name="T9">- Click edit </text:span><text:span text:style-name="T9">portlet icon of </text:span><text:span text:style-name="T9">this Content </text:span><text:span text:style-name="T9">list viewer </text:span><text:span text:style-name="T9">portlet</text:span></text:p>
            <text:p>- Choose <text:span text:style-name="T3">by </text:span><text:span text:style-name="T3">contents</text:span> option</text:p>
            <text:p>- Click [<text:span text:style-name="T3">Select </text:span><text:span text:style-name="T3">folder path</text:span>] icon to some web contents/documents that you want to view</text:p>
            <text:p>- Click [<text:span text:style-name="T8">Save</text:span>] button in <text:span text:style-name="T4">Multiple </text:span><text:span text:style-name="T4">content </text:span><text:span text:style-name="T4">selector</text:span> panel</text:p>
            <text:p>- Click [<text:span text:style-name="T3">Save</text:span>] button in Content list viewer configuration form</text:p>
          </table:table-cell>
          <table:table-cell table:style-name="ce21" office:value-type="string">
            <text:p>All selected web content/documents are displayed as list in List Content Viewer page</text:p>
          </table:table-cell>
          <table:table-cell table:style-name="ce24" table:content-validation-name="val1"/>
          <table:table-cell/>
          <table:table-cell table:style-name="ce26"/>
          <table:table-cell table:style-name="ce26" office:value-type="string">
            <text:p>High</text:p>
          </table:table-cell>
          <table:table-cell table:style-name="ce24"/>
          <table:table-cell table:number-columns-repeated="1013"/>
        </table:table-row>
        <table:table-row table:style-name="ro11">
          <table:table-cell table:style-name="ce16" office:value-type="string">
            <text:p>WCM </text:p>
          </table:table-cell>
          <table:table-cell table:style-name="ce16" office:value-type="string">
            <text:p>Content List Viewer</text:p>
          </table:table-cell>
          <table:table-cell table:style-name="ce19" office:value-type="string">
            <text:p>SNF_WCM_08</text:p>
          </table:table-cell>
          <table:table-cell table:style-name="ce21" office:value-type="string">
            <text:p>View list of web contents/documents using 'By folder' option</text:p>
          </table:table-cell>
          <table:table-cell table:style-name="ce21" office:value-type="string">
            <text:p>- Login acme by admin/web contributor</text:p>
            <text:p>- Add some web contents/documents in <text:span text:style-name="T3">Site </text:span><text:span text:style-name="T3">Explorer/Sites </text:span><text:span text:style-name="T3">Management/</text:span><text:span text:style-name="T3">acme</text:span></text:p>
            <text:p>- Select page contains Content list viewer portlet</text:p>
            <text:p>- Open edit mode and click quick edit icon of any Content list viewer portlet</text:p>
            <text:p>- Choose 'by folder' option</text:p>
            <text:p>- Click [<text:span text:style-name="T3">Select </text:span><text:span text:style-name="T3">folder path</text:span>] icon to select documents folder (General Drives/Managed Sites/acme)</text:p>
            <text:p>- Click [<text:span text:style-name="T3">Save</text:span>] button in Content list viewer configuration form</text:p>
          </table:table-cell>
          <table:table-cell table:style-name="ce21" office:value-type="string">
            <text:p>- All web contents/documents in selected folder are listed in List Content Viewer page</text:p>
          </table:table-cell>
          <table:table-cell table:style-name="ce24" table:content-validation-name="val1"/>
          <table:table-cell/>
          <table:table-cell table:style-name="ce26"/>
          <table:table-cell table:style-name="ce26" office:value-type="string">
            <text:p>High</text:p>
          </table:table-cell>
          <table:table-cell table:style-name="ce24"/>
          <table:table-cell table:number-columns-repeated="1013"/>
        </table:table-row>
        <table:table-row table:style-name="ro12">
          <table:table-cell table:style-name="ce16" office:value-type="string">
            <text:p>WCM </text:p>
          </table:table-cell>
          <table:table-cell table:style-name="ce16" office:value-type="string">
            <text:p>Content List Viewer</text:p>
          </table:table-cell>
          <table:table-cell table:style-name="ce19" office:value-type="string">
            <text:p>SNF_WCM_09</text:p>
          </table:table-cell>
          <table:table-cell table:style-name="ce21" office:value-type="string">
            <text:p>View list of web contents/documents using ' by Contents' option</text:p>
          </table:table-cell>
          <table:table-cell table:style-name="ce21" office:value-type="string">
            <text:p>- Login acme by admin/web contributor</text:p>
            <text:p>- Add some web contents/documents in <text:span text:style-name="T3">Site </text:span><text:span text:style-name="T3">Explorer/Sites </text:span><text:span text:style-name="T3">Management/</text:span><text:span text:style-name="T3">acme</text:span></text:p>
            <text:p>- Select page contains Content list viewer portlet</text:p>
            <text:p>- Open edit mode and click quick edit icon</text:p>
            <text:p>- Choose <text:span text:style-name="T3">' by </text:span><text:span text:style-name="T3">content' </text:span><text:s/>option</text:p>
            <text:p>- Click [<text:span text:style-name="T3">Select </text:span><text:span text:style-name="T3">folder Path</text:span>] icon to select some <text:s/>documents (General Drives/Managed Sites/acme/documents) that you want to view</text:p>
            <text:p>- Click [<text:span text:style-name="T8">Save</text:span>] in selected documents list</text:p>
            <text:p>- Click [<text:span text:style-name="T3">Save</text:span>] button</text:p>
          </table:table-cell>
          <table:table-cell table:style-name="ce21" office:value-type="string">
            <text:p>All selected web contents/documents are displayed as list in List Content Viewer page</text:p>
          </table:table-cell>
          <table:table-cell table:style-name="ce24" table:content-validation-name="val1"/>
          <table:table-cell table:style-name="ce26" table:number-columns-repeated="2"/>
          <table:table-cell table:style-name="ce26" office:value-type="string">
            <text:p>High</text:p>
          </table:table-cell>
          <table:table-cell table:style-name="ce24"/>
          <table:table-cell table:number-columns-repeated="1013"/>
        </table:table-row>
        <table:table-row table:style-name="ro13">
          <table:table-cell table:style-name="ce16" office:value-type="string">
            <text:p>WCM </text:p>
          </table:table-cell>
          <table:table-cell table:style-name="ce16" office:value-type="string">
            <text:p>Banner Footer</text:p>
          </table:table-cell>
          <table:table-cell table:style-name="ce19" office:value-type="string">
            <text:p>SNF_WCM_10</text:p>
          </table:table-cell>
          <table:table-cell table:style-name="ce21" office:value-type="string">
            <text:p>Edit banner for new added portal </text:p>
          </table:table-cell>
          <table:table-cell table:style-name="ce21" office:value-type="string">
            <text:p>- Login acme by administrator successfully</text:p>
            <text:p>- Choose the added portal to executive</text:p>
            <text:p>- Open edit mode then click quick edit icon of any element in the banner</text:p>
            <text:p>- Edit name banner, insert logo, insert slogan, update CSS</text:p>
            <text:p>- Click [<text:span text:style-name="T3">Save</text:span>] button</text:p>
          </table:table-cell>
          <table:table-cell table:style-name="ce21" office:value-type="string">
            <text:p>Edit successfully</text:p>
          </table:table-cell>
          <table:table-cell table:style-name="ce24" table:content-validation-name="val1"/>
          <table:table-cell table:style-name="ce26" table:number-columns-repeated="2"/>
          <table:table-cell table:style-name="ce26" office:value-type="string">
            <text:p>Medium</text:p>
          </table:table-cell>
          <table:table-cell table:style-name="ce24"/>
          <table:table-cell table:number-columns-repeated="1013"/>
        </table:table-row>
        <table:table-row table:style-name="ro14">
          <table:table-cell table:style-name="ce16" office:value-type="string">
            <text:p>WCM </text:p>
          </table:table-cell>
          <table:table-cell table:style-name="ce16" office:value-type="string">
            <text:p>Site Explorer</text:p>
          </table:table-cell>
          <table:table-cell table:style-name="ce19" office:value-type="string">
            <text:p>SNF_WCM_11</text:p>
          </table:table-cell>
          <table:table-cell table:style-name="ce21" office:value-type="string">
            <text:p>Create web content in sites explorer with free layout web content template</text:p>
          </table:table-cell>
          <table:table-cell table:style-name="ce22" office:value-type="string">
            <text:p>- Login acme by administrator</text:p>
            <text:p>- Select <text:span text:style-name="T3">Groups/Sites </text:span><text:span text:style-name="T3">Explorer/Sites </text:span><text:span text:style-name="T3">Management/</text:span><text:span text:style-name="T3">acme</text:span></text:p>
            <text:p>- Select <text:span text:style-name="T3">web </text:span><text:span text:style-name="T3">contents</text:span> folder then click [<text:span text:style-name="T3">Add </text:span><text:span text:style-name="T3">Document</text:span>] in action bar</text:p>
            <text:p>- Select Free layout web content template</text:p>
            <text:p>- Create name, title</text:p>
            <text:p>- Create main content</text:p>
            <text:p>- Click [<text:span text:style-name="T3">Save</text:span>] button</text:p>
          </table:table-cell>
          <table:table-cell table:style-name="ce21" office:value-type="string">
            <text:p>New web content is created successfully with Draft status</text:p>
          </table:table-cell>
          <table:table-cell table:style-name="ce24" table:content-validation-name="val1"/>
          <table:table-cell table:style-name="ce26" table:number-columns-repeated="2"/>
          <table:table-cell table:style-name="ce26" office:value-type="string">
            <text:p>High</text:p>
          </table:table-cell>
          <table:table-cell table:style-name="ce24"/>
          <table:table-cell table:number-columns-repeated="1013"/>
        </table:table-row>
        <table:table-row table:style-name="ro15">
          <table:table-cell table:style-name="ce16" office:value-type="string">
            <text:p>WCM </text:p>
          </table:table-cell>
          <table:table-cell table:style-name="ce16" office:value-type="string">
            <text:p>Site Explorer</text:p>
          </table:table-cell>
          <table:table-cell table:style-name="ce19" office:value-type="string">
            <text:p>SNF_WCM_12</text:p>
          </table:table-cell>
          <table:table-cell table:style-name="ce21" office:value-type="string">
            <text:p>Create web content in sites explorer with picture on head web content template</text:p>
          </table:table-cell>
          <table:table-cell table:style-name="ce21" office:value-type="string">
            <text:p>- Login acme by administrator</text:p>
            <text:p>- Select <text:span text:style-name="T3">Groups/Sites </text:span><text:span text:style-name="T3">Explorer/Sites </text:span><text:span text:style-name="T3">Management/</text:span><text:span text:style-name="T3">acme</text:span></text:p>
            <text:p>- Select <text:span text:style-name="T3">web </text:span><text:span text:style-name="T3">contents</text:span> folder then click [<text:span text:style-name="T3">Add </text:span><text:span text:style-name="T3">Document</text:span>] in action bar</text:p>
            <text:p>- Select Picture on head <text:s/>web content template</text:p>
            <text:p>- Create name, title</text:p>
            <text:p>- Create main content</text:p>
            <text:p>- Click [<text:span text:style-name="T3">Save</text:span>] button</text:p>
          </table:table-cell>
          <table:table-cell table:style-name="ce21" office:value-type="string">
            <text:p>New web content is created successfully with Draft status</text:p>
          </table:table-cell>
          <table:table-cell table:style-name="ce24" table:content-validation-name="val1"/>
          <table:table-cell table:style-name="ce26" table:number-columns-repeated="2"/>
          <table:table-cell table:style-name="ce26" office:value-type="string">
            <text:p>High</text:p>
          </table:table-cell>
          <table:table-cell table:style-name="ce24"/>
          <table:table-cell table:number-columns-repeated="1013"/>
        </table:table-row>
        <table:table-row table:style-name="ro16">
          <table:table-cell table:style-name="ce16" office:value-type="string">
            <text:p>WCM </text:p>
          </table:table-cell>
          <table:table-cell table:style-name="ce16" office:value-type="string">
            <text:p>Site Explorer</text:p>
          </table:table-cell>
          <table:table-cell table:style-name="ce19" office:value-type="string">
            <text:p>SNF_WCM_13</text:p>
          </table:table-cell>
          <table:table-cell table:style-name="ce21" office:value-type="string">
            <text:p>Create CSS file in sites explorer</text:p>
          </table:table-cell>
          <table:table-cell table:style-name="ce23" office:value-type="string">
            <text:p><text:span text:style-name="T9">- Login acme </text:span><text:span text:style-name="T9">by Admin/web </text:span><text:span text:style-name="T9">contributor</text:span></text:p>
            <text:p>- Choose <text:span text:style-name="T3">Sites </text:span><text:span text:style-name="T3">explorer/Sites </text:span><text:span text:style-name="T3">Management</text:span></text:p>
            <text:p>- Choose a site</text:p>
            <text:p>- CSS folder then click [<text:span text:style-name="T3">Add </text:span><text:span text:style-name="T3">Document</text:span>] in action bar</text:p>
            <text:p>- Input values for fields</text:p>
            <text:p>- Click [<text:span text:style-name="T3">Save</text:span>] button</text:p>
          </table:table-cell>
          <table:table-cell table:style-name="ce21" office:value-type="string">
            <text:p>- New CSS file is created</text:p>
            <text:p>- CSS of site will be changed by new </text:p>
          </table:table-cell>
          <table:table-cell table:style-name="ce24" table:content-validation-name="val1"/>
          <table:table-cell table:style-name="ce26" table:number-columns-repeated="2"/>
          <table:table-cell table:style-name="ce26" office:value-type="string">
            <text:p>High</text:p>
          </table:table-cell>
          <table:table-cell table:style-name="ce24"/>
          <table:table-cell table:number-columns-repeated="1013"/>
        </table:table-row>
        <table:table-row table:style-name="ro17">
          <table:table-cell table:style-name="ce16" office:value-type="string">
            <text:p>WCM </text:p>
          </table:table-cell>
          <table:table-cell table:style-name="ce16" office:value-type="string">
            <text:p>Search</text:p>
          </table:table-cell>
          <table:table-cell table:style-name="ce19" office:value-type="string">
            <text:p>SNF_WCM_14</text:p>
          </table:table-cell>
          <table:table-cell table:style-name="ce21" office:value-type="string">
            <text:p>Quick Search</text:p>
          </table:table-cell>
          <table:table-cell table:style-name="ce21"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table:style-name="ce21"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24" table:content-validation-name="val1"/>
          <table:table-cell table:style-name="ce26" table:number-columns-repeated="2"/>
          <table:table-cell table:style-name="ce26" office:value-type="string">
            <text:p>High</text:p>
          </table:table-cell>
          <table:table-cell table:style-name="ce24"/>
          <table:table-cell table:number-columns-repeated="1013"/>
        </table:table-row>
        <table:table-row table:style-name="ro18">
          <table:table-cell table:style-name="ce16" office:value-type="string">
            <text:p>WCM </text:p>
          </table:table-cell>
          <table:table-cell table:style-name="ce16" office:value-type="string">
            <text:p>Publication</text:p>
          </table:table-cell>
          <table:table-cell table:style-name="ce19" office:value-type="string">
            <text:p>SNF_WCM_15</text:p>
          </table:table-cell>
          <table:table-cell table:style-name="ce22" office:value-type="string">
            <text:p>Test public web content/document on page</text:p>
          </table:table-cell>
          <table:table-cell table:style-name="ce21" office:value-type="string">
            <text:p>- Login acme by Admin/web contributor</text:p>
            <text:p>- Choose <text:span text:style-name="T3">Sites </text:span><text:span text:style-name="T3">explorer/Sites </text:span><text:span text:style-name="T3">Managements</text:span><text:span text:style-name="T3">/acme</text:span></text:p>
            <text:p>- Add new document/web content and select it</text:p>
            <text:p>- Click <text:span text:style-name="T3">Manage </text:span><text:span text:style-name="T3">Publications</text:span> in Action bar</text:p>
            <text:p>- Choose <text:span text:style-name="T3">Live </text:span><text:span text:style-name="T4">status</text:span></text:p>
            <text:p>- Go to a page &amp; perform add above document/web content to this page</text:p>
            <text:p/>
          </table:table-cell>
          <table:table-cell table:style-name="ce21" office:value-type="string">
            <text:p>- Selected document/web content is published into this page with current status</text:p>
          </table:table-cell>
          <table:table-cell table:style-name="ce24" table:content-validation-name="val1"/>
          <table:table-cell table:style-name="ce26" table:number-columns-repeated="2"/>
          <table:table-cell table:style-name="ce26" office:value-type="string">
            <text:p>High</text:p>
          </table:table-cell>
          <table:table-cell table:style-name="ce24"/>
          <table:table-cell table:number-columns-repeated="1013"/>
        </table:table-row>
        <table:table-row table:style-name="ro19">
          <table:table-cell table:style-name="ce16" office:value-type="string">
            <text:p>WCM </text:p>
          </table:table-cell>
          <table:table-cell table:style-name="ce16" office:value-type="string">
            <text:p>Un-Publication</text:p>
          </table:table-cell>
          <table:table-cell table:style-name="ce19" office:value-type="string">
            <text:p>SNF_WCM_16</text:p>
          </table:table-cell>
          <table:table-cell table:style-name="ce22" office:value-type="string">
            <text:p>Unpublished a content from page</text:p>
          </table:table-cell>
          <table:table-cell table:style-name="ce21" office:value-type="string">
            <text:p>- Publish a document/web content on a page (refer to <text:a xlink:href="#SNF_WCM_15">SNF_WCM_15</text:a>)</text:p>
            <text:p>- Go to <text:span text:style-name="T3">Site </text:span><text:span text:style-name="T3">Explorer/Sites </text:span><text:span text:style-name="T3">Management/</text:span><text:span text:style-name="T3">acme</text:span></text:p>
            <text:p>- Select the published document/web content</text:p>
            <text:p>- Click <text:span text:style-name="T3">Manage </text:span><text:span text:style-name="T3">Publications</text:span> in Action bar</text:p>
            <text:p>- Choose <text:span text:style-name="T8">Draft</text:span> status</text:p>
            <text:p>- Click [<text:span text:style-name="T3">Close</text:span>] button</text:p>
          </table:table-cell>
          <table:table-cell table:style-name="ce21" office:value-type="string">
            <text:p>- Document/web content has 2 status: one in Draft and one in Live. If you choose Edit mode, the content of draft status appears. If you choose Live mode, the content of live status appears </text:p>
          </table:table-cell>
          <table:table-cell table:style-name="ce24" table:content-validation-name="val1"/>
          <table:table-cell table:style-name="ce21" table:number-columns-repeated="2"/>
          <table:table-cell table:style-name="ce26" office:value-type="string">
            <text:p>High</text:p>
          </table:table-cell>
          <table:table-cell table:style-name="ce24"/>
          <table:table-cell table:number-columns-repeated="1013"/>
        </table:table-row>
        <table:table-row table:style-name="ro20">
          <table:table-cell table:style-name="ce16" office:value-type="string">
            <text:p>Portal</text:p>
          </table:table-cell>
          <table:table-cell table:style-name="ce16" office:value-type="string">
            <text:p>WCM Admin bar</text:p>
          </table:table-cell>
          <table:table-cell table:style-name="ce19" office:value-type="string">
            <text:p>SNF_WCM_17</text:p>
          </table:table-cell>
          <table:table-cell table:style-name="ce21" office:value-type="string">
            <text:p>Create new page</text:p>
          </table:table-cell>
          <table:table-cell table:style-name="ce21" office:value-type="string">
            <text:p>- Login acme by admin</text:p>
            <text:p>- Choose <text:span text:style-name="T3">Site </text:span><text:span text:style-name="T3">Editor/Add </text:span><text:span text:style-name="T3">new Page </text:span></text:p>
            <text:p>- Select page node</text:p>
            <text:p>- Input <text:span text:style-name="T3">Node </text:span><text:span text:style-name="T3">Name</text:span> and <text:span text:style-name="T3">Display Name</text:span> then click [Next] button</text:p>
            <text:p>- Select a page layout template then click [<text:span text:style-name="T3">Next</text:span>] button</text:p>
            <text:p>- Drag and drop some portlets from the left panel to this page if need</text:p>
            <text:p>- Add contents for the portlets in this page if need</text:p>
            <text:p>- Click [<text:span text:style-name="T3">Save</text:span>] button in <text:span text:style-name="T3">Page </text:span><text:span text:style-name="T3">Creation</text:span> form</text:p>
          </table:table-cell>
          <table:table-cell table:style-name="ce21" office:value-type="string">
            <text:p>- A new page is created</text:p>
          </table:table-cell>
          <table:table-cell table:style-name="ce24" table:content-validation-name="val1"/>
          <table:table-cell table:style-name="ce26"/>
          <table:table-cell table:style-name="ce21"/>
          <table:table-cell table:style-name="ce26" office:value-type="string">
            <text:p>High</text:p>
          </table:table-cell>
          <table:table-cell table:style-name="ce24"/>
          <table:table-cell table:number-columns-repeated="1013"/>
        </table:table-row>
        <table:table-row table:style-name="ro21">
          <table:table-cell table:style-name="ce16" office:value-type="string">
            <text:p>Portal</text:p>
          </table:table-cell>
          <table:table-cell table:style-name="ce16" office:value-type="string">
            <text:p>WCM Admin bar</text:p>
          </table:table-cell>
          <table:table-cell table:style-name="ce19" office:value-type="string">
            <text:p>SNF_WCM_18</text:p>
          </table:table-cell>
          <table:table-cell table:style-name="ce21" office:value-type="string">
            <text:p>Edit page </text:p>
          </table:table-cell>
          <table:table-cell table:style-name="ce21" office:value-type="string">
            <text:p>- Login acme by admin</text:p>
            <text:p>- Select a page from navigation</text:p>
            <text:p>- Choose <text:span text:style-name="T8">Site </text:span><text:span text:style-name="T8">Editor/Edit </text:span><text:span text:style-name="T8">page</text:span> </text:p>
            <text:p>- Make changes &amp; save</text:p>
          </table:table-cell>
          <table:table-cell table:style-name="ce21" office:value-type="string">
            <text:p>Page is edited</text:p>
          </table:table-cell>
          <table:table-cell table:style-name="ce24" table:content-validation-name="val1"/>
          <table:table-cell table:style-name="ce26"/>
          <table:table-cell table:style-name="ce21"/>
          <table:table-cell table:style-name="ce26" office:value-type="string">
            <text:p>High</text:p>
          </table:table-cell>
          <table:table-cell table:style-name="ce24"/>
          <table:table-cell table:number-columns-repeated="1013"/>
        </table:table-row>
        <table:table-row table:style-name="ro22">
          <table:table-cell table:style-name="ce16" office:value-type="string">
            <text:p>Portal</text:p>
          </table:table-cell>
          <table:table-cell table:style-name="ce16" office:value-type="string">
            <text:p>WCM Admin bar</text:p>
          </table:table-cell>
          <table:table-cell table:style-name="ce19" office:value-type="string">
            <text:p>SNF_WCM_19</text:p>
          </table:table-cell>
          <table:table-cell table:style-name="ce21" office:value-type="string">
            <text:p>Add/Edit/Delete page from Page Management</text:p>
          </table:table-cell>
          <table:table-cell table:style-name="ce21" office:value-type="string">
            <text:p>- Login acme by admin</text:p>
            <text:p>- Choose <text:span text:style-name="T3">Group/Admini</text:span><text:span text:style-name="T3">stration /Page </text:span><text:span text:style-name="T3">managements</text:span></text:p>
            <text:p><text:span text:style-name="T11">Add Page:</text:span></text:p>
            <text:p>- Click [<text:span text:style-name="T3">Add </text:span><text:span text:style-name="T3">New Page</text:span>]</text:p>
            <text:p>- Input <text:span text:style-name="T3">Page </text:span><text:span text:style-name="T3">name</text:span> and <text:span text:style-name="T3">Page title</text:span> in <text:span text:style-name="T3">Page setting</text:span> tab</text:p>
            <text:p>- Select the layout in <text:span text:style-name="T3">Page </text:span><text:span text:style-name="T3">layout</text:span> tab</text:p>
            <text:p>- Click [<text:span text:style-name="T3">Save</text:span>] button</text:p>
            <text:p><text:span text:style-name="T12">Edit Page:</text:span></text:p>
            <text:p>- Click <text:span text:style-name="T8">Edit </text:span>icon corresponding of added page above</text:p>
            <text:p>- Make changes &amp; save</text:p>
            <text:p><text:span text:style-name="T12">Delete Page:</text:span></text:p>
            <text:p>- Click [<text:span text:style-name="T3">Delete</text:span>] icon corresponding to of added page then click [<text:span text:style-name="T3">OK</text:span>] button in the confirmation dialog</text:p>
          </table:table-cell>
          <table:table-cell table:style-name="ce21" office:value-type="string">
            <text:p>New page is added/edited/deleted successfully</text:p>
          </table:table-cell>
          <table:table-cell table:style-name="ce24" table:content-validation-name="val1"/>
          <table:table-cell table:style-name="ce26"/>
          <table:table-cell table:style-name="ce21"/>
          <table:table-cell table:style-name="ce26" office:value-type="string">
            <text:p>Medium</text:p>
          </table:table-cell>
          <table:table-cell table:style-name="ce24"/>
          <table:table-cell table:number-columns-repeated="1013"/>
        </table:table-row>
        <table:table-row table:style-name="ro23">
          <table:table-cell table:style-name="ce16" office:value-type="string">
            <text:p>Portal</text:p>
          </table:table-cell>
          <table:table-cell table:style-name="ce16" office:value-type="string">
            <text:p>WCM Admin bar</text:p>
          </table:table-cell>
          <table:table-cell table:style-name="ce19" office:value-type="string">
            <text:p>SNF_WCM_20</text:p>
          </table:table-cell>
          <table:table-cell table:style-name="ce21" office:value-type="string">
            <text:p>Create/edit/delete a portal (site)</text:p>
          </table:table-cell>
          <table:table-cell table:style-name="ce21" office:value-type="string">
            <text:p>- Login acme by admin</text:p>
            <text:p>- Click on <text:span text:style-name="T3">Sites icon</text:span> </text:p>
            <text:p><text:span text:style-name="T12">Add Portal</text:span>:</text:p>
            <text:p>- click [<text:span text:style-name="T3">Create </text:span><text:span text:style-name="T3">New Portal</text:span>] button</text:p>
            <text:p>- In <text:span text:style-name="T3">Portal </text:span><text:span text:style-name="T3">Setting tab</text:span>, input Portal Name</text:p>
            <text:p>- In <text:span text:style-name="T3">Permission </text:span><text:span text:style-name="T3">Setting</text:span> tab, set the access and edit right. </text:p>
            <text:p>- Click [<text:span text:style-name="T3">Save</text:span>] button</text:p>
            <text:p><text:span text:style-name="T12">Edit Portal:</text:span></text:p>
            <text:p>- then click on <text:span text:style-name="T8">Edit Portal's </text:span><text:span text:style-name="T8">properties</text:span> icon corresponding of added portal above</text:p>
            <text:p>- Make changs and save</text:p>
            <text:p><text:span text:style-name="T12">Delete Portal:</text:span></text:p>
            <text:p>- next Click [<text:span text:style-name="T3">Delete</text:span>] icon corresponding of added portal above</text:p>
            <text:p>- Click [<text:span text:style-name="T3">OK</text:span>] button in the confirmation dialog</text:p>
          </table:table-cell>
          <table:table-cell table:style-name="ce21" office:value-type="string">
            <text:p>New portal (site) is added/edited/deleted successfully</text:p>
          </table:table-cell>
          <table:table-cell table:style-name="ce24" table:content-validation-name="val1"/>
          <table:table-cell table:style-name="ce26"/>
          <table:table-cell table:style-name="ce21"/>
          <table:table-cell table:style-name="ce26" office:value-type="string">
            <text:p>High</text:p>
          </table:table-cell>
          <table:table-cell table:style-name="ce24"/>
          <table:table-cell table:number-columns-repeated="1013"/>
        </table:table-row>
        <table:table-row table:style-name="ro24">
          <table:table-cell table:style-name="ce16" office:value-type="string">
            <text:p>Portal</text:p>
          </table:table-cell>
          <table:table-cell table:style-name="ce16" office:value-type="string">
            <text:p>WCM Admin bar</text:p>
          </table:table-cell>
          <table:table-cell table:style-name="ce19" office:value-type="string">
            <text:p>SNF_WCM_21</text:p>
          </table:table-cell>
          <table:table-cell table:style-name="ce21" office:value-type="string">
            <text:p>Change using site</text:p>
          </table:table-cell>
          <table:table-cell table:style-name="ce21" office:value-type="string">
            <text:p>- Login acme </text:p>
            <text:p>- Choose a site from Sites list in Admin bar</text:p>
          </table:table-cell>
          <table:table-cell table:style-name="ce21" office:value-type="string">
            <text:p>Selected portal is shown</text:p>
          </table:table-cell>
          <table:table-cell table:style-name="ce24" table:content-validation-name="val1"/>
          <table:table-cell table:style-name="ce21" table:number-columns-repeated="2"/>
          <table:table-cell table:style-name="ce21" office:value-type="string">
            <text:p>Medium</text:p>
          </table:table-cell>
          <table:table-cell table:style-name="ce24"/>
          <table:table-cell table:number-columns-repeated="1013"/>
        </table:table-row>
        <table:table-row table:style-name="ro25">
          <table:table-cell table:style-name="ce16" office:value-type="string">
            <text:p>WCM </text:p>
          </table:table-cell>
          <table:table-cell table:style-name="ce16" office:value-type="string">
            <text:p>Newsletter Manager</text:p>
          </table:table-cell>
          <table:table-cell table:style-name="ce19" office:value-type="string">
            <text:p>SNF_WCM_22</text:p>
          </table:table-cell>
          <table:table-cell table:style-name="ce21" office:value-type="string">
            <text:p>Create/edit/delete a category</text:p>
          </table:table-cell>
          <table:table-cell table:style-name="ce21" office:value-type="string">
            <text:p>- Login acme by Admin <text:s/></text:p>
            <text:p>- Choose <text:span text:style-name="T3">Groups/Newsl</text:span><text:span text:style-name="T3">etter Manager</text:span></text:p>
            <text:p><text:span text:style-name="T11">Add categor</text:span><text:span text:style-name="T13">y:</text:span></text:p>
            <text:p>- Click [<text:span text:style-name="T3">New </text:span><text:span text:style-name="T3">Category</text:span>] action</text:p>
            <text:p>- Input Name, Title and assign moderators for this Category</text:p>
            <text:p>- Click [<text:span text:style-name="T3">Save</text:span>] button</text:p>
            <text:p><text:span text:style-name="T12">Edit category</text:span>:</text:p>
            <text:p>- select a category added by click on category's title</text:p>
            <text:p>- Click [<text:span text:style-name="T3">Administratio</text:span><text:span text:style-name="T3">n</text:span>] button then select [<text:span text:style-name="T3">Edit </text:span><text:span text:style-name="T3">Category</text:span>] action</text:p>
            <text:p>- Make changes and save</text:p>
            <text:p><text:span text:style-name="T12">Delete </text:span><text:span text:style-name="T12">category</text:span>:</text:p>
            <text:p>- Click [<text:span text:style-name="T3">Administratio</text:span><text:span text:style-name="T3">n</text:span>] button then select [<text:span text:style-name="T3">Edit </text:span><text:span text:style-name="T3">Category</text:span>] action</text:p>
          </table:table-cell>
          <table:table-cell table:style-name="ce21"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24" table:content-validation-name="val1"/>
          <table:table-cell table:style-name="ce21" table:number-columns-repeated="2"/>
          <table:table-cell table:style-name="ce21" office:value-type="string">
            <text:p>High</text:p>
          </table:table-cell>
          <table:table-cell table:style-name="ce24"/>
          <table:table-cell table:number-columns-repeated="1013"/>
        </table:table-row>
        <table:table-row table:style-name="ro26">
          <table:table-cell table:style-name="ce16" office:value-type="string">
            <text:p>WCM </text:p>
          </table:table-cell>
          <table:table-cell table:style-name="ce16" office:value-type="string">
            <text:p>Newsletter Manager</text:p>
          </table:table-cell>
          <table:table-cell table:style-name="ce19" office:value-type="string">
            <text:p>SNF_WCM_23</text:p>
          </table:table-cell>
          <table:table-cell table:style-name="ce21" office:value-type="string">
            <text:p>Create/Edit/Delete a subscription</text:p>
          </table:table-cell>
          <table:table-cell table:style-name="ce21" office:value-type="string">
            <text:p>- Login acme by Admin <text:s/></text:p>
            <text:p>- Choose <text:span text:style-name="T3">Groups/Newsl</text:span><text:span text:style-name="T3">etter Manager</text:span></text:p>
            <text:p><text:span text:style-name="T11">Add </text:span><text:span text:style-name="T11">Subscription</text:span><text:span text:style-name="T3">:</text:span></text:p>
            <text:p>- Click [<text:span text:style-name="T3">New </text:span><text:span text:style-name="T3">Subscription</text:span>] action</text:p>
            <text:p>- Selete category from list box, Input Name, Title and assign redactors for this subscription</text:p>
            <text:p>- Click [<text:span text:style-name="T3">Save</text:span>] button</text:p>
            <text:p><text:span text:style-name="T12">Edit </text:span><text:span text:style-name="T12">Subscription</text:span>:</text:p>
            <text:p>- Select category that contanis subscription</text:p>
            <text:p>- then select a subscription by ticking on check box</text:p>
            <text:p>- Click [<text:span text:style-name="T3">Administratio</text:span><text:span text:style-name="T3">n</text:span>] button then select [<text:span text:style-name="T3">Edit</text:span>] action</text:p>
            <text:p>- Make changes and save</text:p>
            <text:p><text:span text:style-name="T12">Delete </text:span><text:span text:style-name="T12">Subscription</text:span>:</text:p>
            <text:p>- select a subscription by ticking on check box</text:p>
            <text:p>- Click [<text:span text:style-name="T3">Administratio</text:span><text:span text:style-name="T3">n</text:span>] button then select [<text:span text:style-name="T3">Delete</text:span>] action</text:p>
            <text:p>- Click [<text:span text:style-name="T3">OK</text:span>] button in the confirmation dialog</text:p>
          </table:table-cell>
          <table:table-cell table:style-name="ce21"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24" table:content-validation-name="val1"/>
          <table:table-cell table:style-name="ce21" table:number-columns-repeated="2"/>
          <table:table-cell table:style-name="ce21" office:value-type="string">
            <text:p>High</text:p>
          </table:table-cell>
          <table:table-cell table:style-name="ce24"/>
          <table:table-cell table:number-columns-repeated="1013"/>
        </table:table-row>
        <table:table-row table:style-name="ro27">
          <table:table-cell table:style-name="ce16" office:value-type="string">
            <text:p>WCM </text:p>
          </table:table-cell>
          <table:table-cell table:style-name="ce16" office:value-type="string">
            <text:p>Newsletter Manager</text:p>
          </table:table-cell>
          <table:table-cell table:style-name="ce20" office:value-type="string">
            <text:p>SNF_WCM_24</text:p>
          </table:table-cell>
          <table:table-cell table:style-name="ce21" office:value-type="string">
            <text:p>Create/Edit/Delete/Convert a letter</text:p>
          </table:table-cell>
          <table:table-cell table:style-name="ce21" office:value-type="string">
            <text:p>- Login acme by Admin/<text:a xlink:href="#Moderator">Moderator</text:a>/<text:a xlink:href="#Redactor">Redactor</text:a></text:p>
            <text:p>- Choose <text:span text:style-name="T3">Groups/Newsl</text:span><text:span text:style-name="T3">etter Manager</text:span></text:p>
            <text:p><text:span text:style-name="T11">Create letter</text:span></text:p>
            <text:p>- Click [<text:span text:style-name="T8">New </text:span><text:span text:style-name="T8">letter</text:span>] action </text:p>
            <text:p>- Select date </text:p>
            <text:p>- Select a category and a subscription if need.</text:p>
            <text:p>- Click [<text:span text:style-name="T8">Update </text:span><text:span text:style-name="T8">sending </text:span><text:span text:style-name="T8">parameters</text:span>] button to set the time</text:p>
            <text:p>- Input content for this letter</text:p>
            <text:p>- Click on <text:span text:style-name="T8">[Save]</text:span> button</text:p>
            <text:p><text:span text:style-name="T12">Edit letter</text:span></text:p>
            <text:p><text:span text:style-name="T14">- Select a letter</text:span></text:p>
            <text:p><text:span text:style-name="T15">- Click </text:span><text:span text:style-name="T15">[</text:span><text:span text:style-name="T16">Administratio</text:span><text:span text:style-name="T16">n</text:span><text:span text:style-name="T15">] button then </text:span><text:span text:style-name="T15">select [</text:span><text:span text:style-name="T16">Edit</text:span><text:span text:style-name="T15">] </text:span><text:span text:style-name="T15">action</text:span></text:p>
            <text:p><text:span text:style-name="T9">- Make </text:span><text:span text:style-name="T9">changes and </text:span><text:span text:style-name="T9">save</text:span></text:p>
            <text:p><text:span text:style-name="T17">Delete letter</text:span></text:p>
            <text:p><text:span text:style-name="T9">- Select a letter </text:span><text:span text:style-name="T9">by ticking on </text:span><text:span text:style-name="T9">check box</text:span></text:p>
            <text:p><text:span text:style-name="T9">- Click </text:span><text:span text:style-name="T9">[</text:span><text:span text:style-name="T10">Administratio</text:span><text:span text:style-name="T10">n</text:span><text:span text:style-name="T9">] button then </text:span><text:span text:style-name="T9">select [</text:span><text:span text:style-name="T10">Delete</text:span><text:span text:style-name="T9">] </text:span><text:span text:style-name="T9">action</text:span></text:p>
            <text:p><text:span text:style-name="T9">- Click [</text:span><text:span text:style-name="T10">OK</text:span><text:span text:style-name="T9">] </text:span><text:span text:style-name="T9">button in the </text:span><text:span text:style-name="T9">confirmation </text:span><text:span text:style-name="T9">dialog</text:span></text:p>
            <text:p><text:span text:style-name="T11">Convert letter</text:span></text:p>
            <text:p><text:span text:style-name="T14">- Select a letter</text:span></text:p>
            <text:p><text:span text:style-name="T14">- </text:span><text:span text:style-name="T15">Click </text:span><text:span text:style-name="T15">[</text:span><text:span text:style-name="T16">Administratio</text:span><text:span text:style-name="T16">n</text:span><text:span text:style-name="T15">] button then </text:span><text:span text:style-name="T15">select </text:span><text:span text:style-name="T15">[</text:span><text:span text:style-name="T16">Convert as </text:span><text:span text:style-name="T16">template</text:span><text:span text:style-name="T15">] </text:span><text:span text:style-name="T15">action</text:span></text:p>
          </table:table-cell>
          <table:table-cell table:style-name="ce21"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24" table:content-validation-name="val1"/>
          <table:table-cell table:style-name="ce21" table:number-columns-repeated="2"/>
          <table:table-cell table:style-name="ce21" office:value-type="string">
            <text:p>High</text:p>
          </table:table-cell>
          <table:table-cell table:style-name="ce24"/>
          <table:table-cell table:style-name="Default" table:number-columns-repeated="1013"/>
        </table:table-row>
        <table:table-row table:style-name="ro28">
          <table:table-cell table:style-name="ce16" office:value-type="string">
            <text:p>WCM </text:p>
          </table:table-cell>
          <table:table-cell table:style-name="ce16" office:value-type="string">
            <text:p>Newsletter_viewer</text:p>
          </table:table-cell>
          <table:table-cell table:style-name="ce20" office:value-type="string">
            <text:p>SNF_WCM_25</text:p>
          </table:table-cell>
          <table:table-cell table:style-name="ce21" office:value-type="string">
            <text:p>Subscribe newsletter</text:p>
          </table:table-cell>
          <table:table-cell table:style-name="ce21" office:value-type="string">
            <text:p>- Login acme </text:p>
            <text:p>- Select <text:span text:style-name="T8">Site/acme/Ne</text:span><text:span text:style-name="T8">wsletters</text:span> page on the navigation bar</text:p>
            <text:p>- Put your email address</text:p>
            <text:p>- Tick on at least one subscription </text:p>
            <text:p>- Click [<text:span text:style-name="T3">Subscribe</text:span>] button</text:p>
          </table:table-cell>
          <table:table-cell table:style-name="ce21" office:value-type="string">
            <text:p><text:span text:style-name="T18">- After </text:span><text:span text:style-name="T18">subscribing </text:span><text:span text:style-name="T18">newsletter.The </text:span><text:span text:style-name="T18">confirmation </text:span><text:span text:style-name="T18">letter <text:s/>is sent to </text:span><text:span text:style-name="T18">the inputed </text:span><text:span text:style-name="T18">email address </text:span><text:span text:style-name="T18">of user.If he </text:span><text:span text:style-name="T18">does not </text:span><text:span text:style-name="T18">confirm this </text:span><text:span text:style-name="T18">letter --&gt;he </text:span><text:span text:style-name="T18">cannot </text:span><text:span text:style-name="T18">received any </text:span><text:span text:style-name="T18">letters which </text:span><text:span text:style-name="T18">have the </text:span><text:span text:style-name="T18">subsciption </text:span><text:span text:style-name="T18">subcribed </text:span><text:span text:style-name="T18">before. </text:span></text:p>
            <text:p><text:span text:style-name="T18">Just only open </text:span><text:span text:style-name="T18">email and click </text:span><text:span text:style-name="T18">“here” link in </text:span><text:span text:style-name="T18">the </text:span><text:span text:style-name="T18">confirmation </text:span><text:span text:style-name="T18">letter to finish </text:span><text:span text:style-name="T18">this.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</table:table-cell>
          <table:table-cell table:style-name="ce24" table:content-validation-name="val1"/>
          <table:table-cell table:style-name="ce21" table:number-columns-repeated="2"/>
          <table:table-cell table:style-name="ce21" office:value-type="string">
            <text:p>High</text:p>
          </table:table-cell>
          <table:table-cell table:style-name="ce24"/>
          <table:table-cell table:number-columns-repeated="1013"/>
        </table:table-row>
        <table:table-row table:style-name="ro29">
          <table:table-cell table:style-name="ce16" office:value-type="string">
            <text:p>WCM </text:p>
          </table:table-cell>
          <table:table-cell table:style-name="ce16" office:value-type="string">
            <text:p>Fast Content Creator Portlet </text:p>
          </table:table-cell>
          <table:table-cell table:style-name="ce20" office:value-type="string">
            <text:p>SNF_WCM_26</text:p>
          </table:table-cell>
          <table:table-cell table:style-name="ce22" office:value-type="string">
            <text:p>Create new document using Fast content creator portlet and configuration for portlet</text:p>
          </table:table-cell>
          <table:table-cell table:style-name="ce22" office:value-type="string">
            <text:p>- Login acme by admin</text:p>
            <text:p>- Select <text:span text:style-name="T3">Contact Us</text:span> page then select <text:span text:style-name="T3">Site </text:span><text:span text:style-name="T3">Editor/Edit </text:span><text:span text:style-name="T3">Page</text:span></text:p>
            <text:p>- Keep the current layout then click [<text:span text:style-name="T3">Next</text:span>] button</text:p>
            <text:p>- Click [<text:span text:style-name="T3">Edit</text:span>] icon of this portlet</text:p>
            <text:p>- Set the properties for this portlet then save</text:p>
            <text:p>- Return to Contact Us page, input value into field in page and then click [<text:span text:style-name="T3">Save</text:span>] button</text:p>
          </table:table-cell>
          <table:table-cell table:style-name="ce21" office:value-type="string">
            <text:p>- A confirm message is displayed in Contact page.</text:p>
            <text:p>- A new document is created successfully. This document is saved <text:s/>in the path which is set <text:s/>in <text:span text:style-name="T3">Location to </text:span><text:span text:style-name="T3">save</text:span> field in Fast content creator <text:s/>portlet. </text:p>
          </table:table-cell>
          <table:table-cell table:style-name="ce24" table:content-validation-name="val1"/>
          <table:table-cell table:style-name="ce21" table:number-columns-repeated="2"/>
          <table:table-cell table:style-name="ce21" office:value-type="string">
            <text:p>Medium</text:p>
          </table:table-cell>
          <table:table-cell table:style-name="ce24"/>
          <table:table-cell table:number-columns-repeated="1013"/>
        </table:table-row>
        <table:table-row table:style-name="ro30">
          <table:table-cell table:style-name="ce16" office:value-type="string">
            <text:p>WCM </text:p>
          </table:table-cell>
          <table:table-cell table:style-name="ce16" office:value-type="string">
            <text:p>Form Generator Portlet</text:p>
          </table:table-cell>
          <table:table-cell table:style-name="ce20" office:value-type="string">
            <text:p>SNF_WCM_27</text:p>
          </table:table-cell>
          <table:table-cell table:style-name="ce21" office:value-type="string">
            <text:p>Create new node type and dialog form for it</text:p>
          </table:table-cell>
          <table:table-cell table:style-name="ce21" office:value-type="string">
            <text:p>- Login acme by admin <text:s text:c="3"/></text:p>
            <text:p>- Select <text:span text:style-name="T8">Groups/Form </text:span><text:span text:style-name="T8">Generator</text:span></text:p>
            <text:p>- Put value in General tab</text:p>
            <text:p>- Next to <text:span text:style-name="T8">Form </text:span><text:span text:style-name="T8">builder</text:span> tab: Select some fields in the left panel to the right panel by click in field's name </text:p>
            <text:p>- Click [<text:span text:style-name="T3">Edit</text:span>] icon of each field to set the properties</text:p>
            <text:p>- Click [<text:span text:style-name="T3">Save</text:span>] button</text:p>
          </table:table-cell>
          <table:table-cell table:style-name="ce21" office:value-type="string">
            <text:p>New node type (template) <text:s/>is created successfully. This is in the template list when you add new document in Site Explorer</text:p>
          </table:table-cell>
          <table:table-cell table:style-name="ce24" table:content-validation-name="val1"/>
          <table:table-cell table:style-name="ce21" table:number-columns-repeated="2"/>
          <table:table-cell table:style-name="ce21" office:value-type="string">
            <text:p>High</text:p>
          </table:table-cell>
          <table:table-cell table:style-name="ce24"/>
          <table:table-cell table:number-columns-repeated="1013"/>
        </table:table-row>
        <table:table-row table:style-name="ro31">
          <table:table-cell table:style-name="ce16" office:value-type="string">
            <text:p>WCM </text:p>
          </table:table-cell>
          <table:table-cell table:style-name="ce16" office:value-type="string">
            <text:p>Category Navigation</text:p>
          </table:table-cell>
          <table:table-cell table:style-name="ce20" office:value-type="string">
            <text:p>SNF_WCM_28</text:p>
          </table:table-cell>
          <table:table-cell table:style-name="ce21" office:value-type="string">
            <text:p>Show categories and documents </text:p>
          </table:table-cell>
          <table:table-cell table:style-name="ce21" office:value-type="string">
            <text:p>- Login acme by admin (root) or web contributor</text:p>
            <text:p>- Select <text:span text:style-name="T8">Groups/Site </text:span><text:span text:style-name="T8">Explorer</text:span></text:p>
            <text:p><text:span text:style-name="T8">- </text:span><text:span text:style-name="T13">select drive </text:span><text:span text:style-name="T8">acme</text:span></text:p>
            <text:p>- Add new some web contents/documents in some categories. </text:p>
            <text:p>- Choose <text:span text:style-name="T8">Site/acme/Ne</text:span><text:span text:style-name="T8">ws</text:span> page</text:p>
            <text:p>- Select a category at left pane</text:p>
          </table:table-cell>
          <table:table-cell table:style-name="ce21" office:value-type="string">
            <text:p>- Documents/web contents in the selected category are <text:s/>displayed in <text:span text:style-name="T8">Parameterize</text:span><text:span text:style-name="T8">d content list </text:span><text:span text:style-name="T8">viewer</text:span> portlet</text:p>
          </table:table-cell>
          <table:table-cell table:style-name="ce24" table:content-validation-name="val1"/>
          <table:table-cell table:style-name="ce21" table:number-columns-repeated="2"/>
          <table:table-cell table:style-name="ce21" office:value-type="string">
            <text:p>High</text:p>
          </table:table-cell>
          <table:table-cell table:style-name="ce24"/>
          <table:table-cell table:number-columns-repeated="1013"/>
        </table:table-row>
        <table:table-row table:style-name="ro29">
          <table:table-cell table:style-name="ce16" office:value-type="string">
            <text:p>WCM </text:p>
          </table:table-cell>
          <table:table-cell table:style-name="ce16" office:value-type="string">
            <text:p>Parameterized Content List Viewer</text:p>
          </table:table-cell>
          <table:table-cell table:style-name="ce20" office:value-type="string">
            <text:p>SNF_WCM_29</text:p>
          </table:table-cell>
          <table:table-cell table:style-name="ce21" office:value-type="string">
            <text:p>Configuration for Parameterized content list viewer portlet and view content of document/web content</text:p>
          </table:table-cell>
          <table:table-cell table:style-name="ce21" office:value-type="string">
            <text:p>- Login acme by admin or web contributor</text:p>
            <text:p>- Choose <text:span text:style-name="T8">Site/acme/Ne</text:span><text:span text:style-name="T8">ws</text:span> page</text:p>
            <text:p>- Open Edit mode</text:p>
            <text:p>- Click Quick Edit icon of <text:span text:style-name="T8">Parameterize</text:span><text:span text:style-name="T8">d content list </text:span><text:span text:style-name="T8">viewer</text:span></text:p>
            <text:p>- Change value in <text:span text:style-name="T8">Parameterize</text:span><text:span text:style-name="T8">d content list </text:span><text:span text:style-name="T8">viewer</text:span> configuration form and Save</text:p>
            <text:p>- Switch to View mode of <text:span text:style-name="T8">Parameterize</text:span><text:span text:style-name="T8">d content list </text:span><text:span text:style-name="T8">viewer</text:span></text:p>
          </table:table-cell>
          <table:table-cell table:style-name="ce21" office:value-type="string">
            <text:p>- <text:span text:style-name="T8">Parameterize</text:span><text:span text:style-name="T8">d content list </text:span><text:span text:style-name="T8">viewer</text:span> portlet is config</text:p>
            <text:p>- Click on title of document-&gt; the content of document is shown</text:p>
          </table:table-cell>
          <table:table-cell table:style-name="ce24" table:content-validation-name="val1"/>
          <table:table-cell table:style-name="ce21" table:number-columns-repeated="2"/>
          <table:table-cell table:style-name="ce21" office:value-type="string">
            <text:p>High</text:p>
          </table:table-cell>
          <table:table-cell table:style-name="ce24"/>
          <table:table-cell table:number-columns-repeated="1013"/>
        </table:table-row>
        <table:table-row table:style-name="ro32">
          <table:table-cell table:style-name="ce16" office:value-type="string">
            <text:p>WCM </text:p>
          </table:table-cell>
          <table:table-cell table:style-name="ce16" office:value-type="string">
            <text:p>FCK Editor Plugin (Content selector)</text:p>
          </table:table-cell>
          <table:table-cell table:style-name="ce20" office:value-type="string">
            <text:p>SNF_WCM_30</text:p>
          </table:table-cell>
          <table:table-cell table:style-name="ce21" office:value-type="string">
            <text:p>Insert documents/medias in a web content by FCK Content Selector</text:p>
          </table:table-cell>
          <table:table-cell table:style-name="ce21" office:value-type="string">
            <text:p>- Login acme by Admin</text:p>
            <text:p>- Select <text:span text:style-name="T8">Site </text:span><text:span text:style-name="T8">Editor/Add </text:span><text:span text:style-name="T8">new page</text:span></text:p>
            <text:p>- Drag and drop Content detail porlet to this page</text:p>
            <text:p>- click on <text:span text:style-name="T8">Edit </text:span><text:span text:style-name="T8">porlet icon </text:span><text:span text:style-name="T13">in </text:span><text:span text:style-name="T13">this porlet</text:span></text:p>
            <text:p><text:span text:style-name="T13">- Select </text:span><text:span text:style-name="T8">Create </text:span><text:span text:style-name="T8">new content </text:span><text:span text:style-name="T13">option</text:span></text:p>
            <text:p>- Input title and save</text:p>
            <text:p>- Open Edit mode and click in <text:span text:style-name="T8">Quick edit</text:span> icon of added pag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table:style-name="ce21" office:value-type="string">
            <text:p>The selected content/media is inserted to Main Content as a link. In view mode, user can click this link to view/download file. </text:p>
          </table:table-cell>
          <table:table-cell table:style-name="ce24" table:content-validation-name="val1"/>
          <table:table-cell table:style-name="ce21" table:number-columns-repeated="2"/>
          <table:table-cell table:style-name="ce21" office:value-type="string">
            <text:p>Medium</text:p>
          </table:table-cell>
          <table:table-cell table:style-name="ce24"/>
          <table:table-cell table:number-columns-repeated="1013"/>
        </table:table-row>
        <table:table-row table:style-name="ro33" table:number-rows-repeated="1048544">
          <table:table-cell table:number-columns-repeated="1024"/>
        </table:table-row>
        <table:table-row table:style-name="ro33">
          <table:table-cell table:number-columns-repeated="1024"/>
        </table:table-row>
      </table:table>
      <table:table table:name="Reference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2">
          <table:table-cell table:number-columns-repeated="5"/>
        </table:table-row>
        <table:table-row table:style-name="ro2">
          <table:table-cell table:style-name="ce29" office:value-type="string">
            <text:p><text:span text:style-name="T3">Moderator</text:span> of category</text:p>
          </table:table-cell>
          <table:table-cell table:number-columns-repeated="4"/>
        </table:table-row>
        <table:table-row table:style-name="ro34">
          <table:table-cell office:value-type="string">
            <text:p>Moderator is assigned when create/edit a category. </text:p>
            <text:p>This is a role to manage some category in Newsletter. He can</text:p>
            <text:p><text:s text:c="2"/>- Edit the categories which he has right</text:p>
            <text:p><text:s text:c="2"/>- Create new/edit/delete subscriptions for the categories which he has right. </text:p>
            <text:p><text:s text:c="2"/>- Create new letters for subscriptions which he has right</text:p>
            <text:p>Moderator cannot create/delete a category</text:p>
          </table:table-cell>
          <table:table-cell table:number-columns-repeated="4"/>
        </table:table-row>
        <table:table-row table:style-name="ro35">
          <table:table-cell table:number-columns-repeated="5"/>
        </table:table-row>
        <table:table-row table:style-name="ro2">
          <table:table-cell table:style-name="ce29" office:value-type="string">
            <text:p>Redactor of subsciption</text:p>
          </table:table-cell>
          <table:table-cell table:number-columns-repeated="4"/>
        </table:table-row>
        <table:table-row table:style-name="ro36">
          <table:table-cell office:value-type="string">
            <text:p>Redactor is assigned when create/edit a subscription. </text:p>
            <text:p>This is a role to manage some subscription of any categories in Newsletter. He can</text:p>
            <text:p><text:s text:c="2"/>- Edit the subscriptions which he has right </text:p>
            <text:p><text:s text:c="2"/>- Create new letters for subscriptions which he has right</text:p>
            <text:p>Redactor cannot create/delete a subscription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9" office:value-type="string">
            <text:p>Send a letter</text:p>
          </table:table-cell>
          <table:table-cell table:number-columns-repeated="4"/>
        </table:table-row>
        <table:table-row table:style-name="ro2">
          <table:table-cell table:style-name="ce30" office:value-type="string">
            <text:p>After clicking [Send] button, the letter has one in two statuses Awaiting or Sent with the conditions as below</text:p>
          </table:table-cell>
          <table:table-cell table:number-columns-repeated="4"/>
        </table:table-row>
        <table:table-row table:style-name="ro2">
          <table:table-cell table:style-name="ce31" office:value-type="string">
            <text:p>No.</text:p>
          </table:table-cell>
          <table:table-cell table:style-name="ce32" office:value-type="string">
            <text:p>Send date condition</text:p>
          </table:table-cell>
          <table:table-cell table:style-name="ce32" office:value-type="string">
            <text:p>Letter status</text:p>
          </table:table-cell>
          <table:table-cell table:style-name="ce32" office:value-type="string">
            <text:p>Send to </text:p>
          </table:table-cell>
          <table:table-cell table:style-name="ce32" office:value-type="string">
            <text:p>Note</text:p>
          </table:table-cell>
        </table:table-row>
        <table:table-row table:style-name="ro37">
          <table:table-cell table:style-name="ce12" office:value-type="float" office:value="1">
            <text:p>1</text:p>
          </table:table-cell>
          <table:table-cell table:style-name="ce26" office:value-type="string">
            <text:p>Less than or equal the current time</text:p>
          </table:table-cell>
          <table:table-cell table:style-name="ce26" office:value-type="string">
            <text:p>Sent</text:p>
          </table:table-cell>
          <table:table-cell table:style-name="ce26" office:value-type="string">
            <text:p>Users who has subscribed the same subscription to the letter and has confirmed <text:a xlink:href="#Confirm_newsletter">the confirmation letter</text:a> before</text:p>
          </table:table-cell>
          <table:table-cell table:style-name="ce26" office:value-type="string">
            <text:p>Send immediately</text:p>
          </table:table-cell>
        </table:table-row>
        <table:table-row table:style-name="ro37">
          <table:table-cell table:style-name="ce12" office:value-type="float" office:value="2">
            <text:p>2</text:p>
          </table:table-cell>
          <table:table-cell table:style-name="ce26" office:value-type="string">
            <text:p>Greater than the current time</text:p>
          </table:table-cell>
          <table:table-cell table:style-name="ce26" office:value-type="string">
            <text:p>Awaiting</text:p>
          </table:table-cell>
          <table:table-cell table:style-name="ce26" office:value-type="string">
            <text:p>Users who has subscribed the same subscription to the letter and has confirmed <text:a xlink:href="#Confirm_newsletter">the confirmation letter</text:a> before</text:p>
          </table:table-cell>
          <table:table-cell table:style-name="ce26" office:value-type="string">
            <text:p>When the actual time is archived, the letter will be sent</text:p>
          </table:table-cell>
        </table:table-row>
      </table:table>
      <table:named-expressions>
        <table:named-range table:name="Status" table:base-cell-address="$Introduction.$E$11" table:cell-range-address="$Introduction.$E$7:.$E$11"/>
        <table:named-range table:name="Moderator" table:base-cell-address="$Reference.$A$2" table:cell-range-address="$Reference.$A$2"/>
        <table:named-range table:name="Redactor" table:base-cell-address="$Reference.$A$5" table:cell-range-address="$Reference.$A$5"/>
        <table:named-range table:name="Send_a_letter" table:base-cell-address="$Reference.$A$12" table:cell-range-address="$Reference.$A$9"/>
        <table:named-range table:name="SNF_WCM_16" table:base-cell-address="$WCM_SniffTests.$C$17" table:cell-range-address="$WCM_SniffTests.$C$16"/>
        <table:named-range table:name="SNF_WCM_15" table:base-cell-address="$WCM_SniffTests.$C$16" table:cell-range-address="$WCM_SniffTests.$C$16"/>
        <table:named-expression table:name="Confirm_newsletter" table:base-cell-address="$Reference.$A$9" table:expression="$reference.$a$#ref!"/>
      </table:named-expressions>
      <table:database-ranges>
        <table:database-range table:target-range-address="WCM_SniffTests.A1:WCM_SniffTests.IV1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data-pilot-grand-total table:display="false" table:orientation="row"/>
          <table:data-pilot-grand-total table:display="true" table:orientation="column"/>
          <table:source-cell-range table:cell-range-address="WCM_SniffTests.A1:WCM_SniffTests.H65527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6:Introduction.C17" table:buttons="Introduction.B16" table:grand-total="column" table:ignore-empty-rows="true" table:show-filter-button="false" table:drill-down-on-double-click="false">
          <table:data-pilot-grand-total table:display="false" table:orientation="row"/>
          <table:data-pilot-grand-total table:display="true" table:orientation="column"/>
          <table:source-cell-range table:cell-range-address="WCM_SniffTests.A1:WCM_SniffTests.H65527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0">05/10/2010</text:date>, <text:time>17:0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Minh Nguyen</meta:initial-creator>
    <meta:creation-date>2008-12-16T22:10:12</meta:creation-date>
    <dc:date>2010-05-10T16:59:32</dc:date>
    <dc:language>en-US</dc:language>
    <meta:editing-cycles>97</meta:editing-cycles>
    <meta:editing-duration>PT76H34M11S</meta:editing-duration>
    <dc:creator>hanhly </dc:creator>
    <meta:document-statistic meta:table-count="3" meta:cell-count="270" meta:object-count="0"/>
    <meta:user-defined meta:name="Info 1"/>
    <meta:user-defined meta:name="Info 2"/>
    <meta:user-defined meta:name="Info 3"/>
    <meta:user-defined meta:name="Info 4"/>
  </office:meta>
</office:document-meta>
</file>